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dc444" officeooo:paragraph-rsid="001dc444"/>
    </style:style>
    <style:style style:name="P2" style:family="paragraph" style:parent-style-name="Preformatted_20_Text">
      <style:text-properties officeooo:rsid="001dc444" officeooo:paragraph-rsid="001dc444"/>
    </style:style>
    <style:style style:name="P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1dc444" officeooo:paragraph-rsid="001dc444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e3a2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4bb8a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4bb8a"/>
    </style:style>
    <style:style style:name="T1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4cf467" fo:background-color="transparent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24bb8a"/>
    </style:style>
    <style:style style:name="T4" style:family="text">
      <style:text-properties fo:color="#bbbbbb" loext:opacity="100%"/>
    </style:style>
    <style:style style:name="T5" style:family="text">
      <style:text-properties fo:color="#cc99cd" loext:opacity="100%" style:font-name="Consolas"/>
    </style:style>
    <style:style style:name="T6" style:family="text">
      <style:text-properties fo:color="#cccccc" loext:opacity="100%"/>
    </style:style>
    <style:style style:name="T7" style:family="text">
      <style:text-properties fo:color="#7ec699" loext:opacity="100%" style:font-name="Consolas"/>
    </style:style>
    <style:style style:name="T8" style:family="text">
      <style:text-properties fo:color="#f92672" loext:opacity="100%" style:font-name="Consolas"/>
    </style:style>
    <style:style style:name="T9" style:family="text">
      <style:text-properties fo:color="#363a3d" loext:opacity="100%" style:font-name="Source Sans Pro" officeooo:rsid="0024bb8a"/>
    </style:style>
    <style:style style:name="T10" style:family="text">
      <style:text-properties officeooo:rsid="0040a73e"/>
    </style:style>
    <style:style style:name="T11" style:family="text">
      <style:text-properties officeooo:rsid="004c1659"/>
    </style:style>
    <style:style style:name="T12" style:family="text">
      <style:text-properties officeooo:rsid="004f42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!/bin/bash</text:p>
      <text:p text:style-name="P1">cd ~</text:p>
      <text:p text:style-name="P1">mkdir virtualenv</text:p>
      <text:p text:style-name="P1">cd virtualenv</text:p>
      <text:p text:style-name="P1">python -m venv zero</text:p>
      <text:p text:style-name="P1">source zero/bin/activate</text:p>
      <text:p text:style-name="P2"><text:span text:style-name="Source_20_Text"><text:span text:style-name="T1">pip3 install vllm==0.6.3</text:span></text:span></text:p>
      <text:p text:style-name="P1">cd ../</text:p>
      <text:p text:style-name="P1">pip install wheel</text:p>
      <text:p text:style-name="P3">pip3<text:span text:style-name="T4"> </text:span>install<text:span text:style-name="T4"> </text:span>verl</text:p>
      <text:p text:style-name="P2"><text:span text:style-name="Source_20_Text"><text:span text:style-name="T1">pip3 install flash-attn --no-build-isolation</text:span></text:span></text:p>
      <text:p text:style-name="P2"><text:span text:style-name="Source_20_Text"><text:span text:style-name="T1">pip install wandb IPython matplotlib</text:span></text:span></text:p>
      <text:p text:style-name="P1">git clone https://github.com/photon3710/TinyZero.git</text:p>
      <text:p text:style-name="P1">cd TinyZero/</text:p>
      <text:p text:style-name="P1">mkdir data</text:p>
      <text:p text:style-name="P2"><text:span text:style-name="Source_20_Text"><text:span text:style-name="T1">python ./examples/data_preprocess/countdown.py --local_dir ./data --train_size </text:span></text:span><text:span text:style-name="Source_20_Text"><text:span text:style-name="T2">1024</text:span></text:span></text:p>
      <text:p text:style-name="P4"><text:span text:style-name="T5">export</text:span><text:span text:style-name="T6"> </text:span><text:span text:style-name="T7">WANDB_API_KEY</text:span><text:span text:style-name="T8">=</text:span><text:span text:style-name="T9">362f30cf8146ea41eb981f9d97160b81b6901238</text:span></text:p>
      <text:p text:style-name="P6"><text:span text:style-name="T3">wandb login</text:span><text:line-break/></text:p>
      <text:p text:style-name="P5"/>
      <text:p text:style-name="P1">export N_GPUS=<text:span text:style-name="T12">2</text:span></text:p>
      <text:p text:style-name="P1">export BASE_MODEL=deepseek-ai/DeepSeek-R1-Distill-Qwen-1.5B</text:p>
      <text:p text:style-name="P1">export DATA_DIR=./data</text:p>
      <text:p text:style-name="P1">export ROLLOUT_TP_SIZE=<text:span text:style-name="T12">2</text:span></text:p>
      <text:p text:style-name="P1">export EXPERIMENT_NAME=countdown-DeepSeek-R1-Distill-Qwen-1.5B-rtx<text:span text:style-name="T10">5</text:span>090</text:p>
      <text:p text:style-name="P1">export VLLM_ATTENTION_BACKEND=XFORMERS</text:p>
      <text:p text:style-name="P1"/>
      <text:p text:style-name="P1">python3 -m verl.trainer.main_ppo \</text:p>
      <text:p text:style-name="P1"><text:s text:c="4"/>data.train_files=$DATA_DIR/train.parquet \</text:p>
      <text:p text:style-name="P1"><text:s text:c="4"/>data.val_files=$DATA_DIR/test.parquet \</text:p>
      <text:p text:style-name="P1"><text:s text:c="4"/>data.train_batch_size=<text:span text:style-name="T11">8</text:span> \</text:p>
      <text:p text:style-name="P1"><text:s text:c="4"/>data.val_batch_size=<text:span text:style-name="T11">8</text:span> \</text:p>
      <text:p text:style-name="P1"><text:s text:c="4"/>data.max_prompt_length=256 \</text:p>
      <text:p text:style-name="P1"><text:s text:c="4"/>data.max_response_length=1024 \</text:p>
      <text:p text:style-name="P1"><text:s text:c="4"/>actor_rollout_ref.model.path=$BASE_MODEL \</text:p>
      <text:p text:style-name="P1"><text:s text:c="4"/>critic.model.path=$BASE_MODEL \</text:p>
      <text:p text:style-name="P1"><text:s text:c="4"/>actor_rollout_ref.actor.optim.lr=1e-6 \</text:p>
      <text:p text:style-name="P1"><text:s text:c="4"/>actor_rollout_ref.actor.ppo_mini_batch_size=<text:span text:style-name="T11">4 </text:span>\</text:p>
      <text:p text:style-name="P1"><text:s text:c="4"/>actor_rollout_ref.actor.ppo_micro_batch_size=<text:span text:style-name="T11">2</text:span> \</text:p>
      <text:p text:style-name="P1"><text:s text:c="4"/>actor_rollout_ref.rollout.log_prob_micro_batch_size=1 \</text:p>
      <text:p text:style-name="P1"><text:s text:c="4"/>actor_rollout_ref.rollout.tensor_model_parallel_size=$ROLLOUT_TP_SIZE \</text:p>
      <text:p text:style-name="P1"><text:s text:c="4"/>actor_rollout_ref.rollout.gpu_memory_utilization=0.2 \</text:p>
      <text:p text:style-name="P1"><text:s text:c="4"/>actor_rollout_ref.ref.log_prob_micro_batch_size=1 \</text:p>
      <text:p text:style-name="P1"><text:s text:c="4"/>critic.optim.lr=1e-5 \</text:p>
      <text:p text:style-name="P1"><text:s text:c="4"/>critic.ppo_micro_batch_size=<text:span text:style-name="T11">2</text:span> \</text:p>
      <text:p text:style-name="P1"><text:s text:c="4"/>algorithm.kl_ctrl.kl_coef=0.001 \</text:p>
      <text:p text:style-name="P1"><text:s text:c="4"/>trainer.logger=['wandb'] \</text:p>
      <text:p text:style-name="P1"><text:s text:c="4"/>+trainer.val_before_train=False \</text:p>
      <text:p text:style-name="P1"><text:s text:c="4"/>trainer.default_hdfs_dir=null \</text:p>
      <text:p text:style-name="P1"><text:soft-page-break/><text:s text:c="4"/>trainer.n_gpus_per_node=$N_GPUS \</text:p>
      <text:p text:style-name="P1"><text:s text:c="4"/>trainer.nnodes=1 \</text:p>
      <text:p text:style-name="P1"><text:s text:c="4"/>trainer.save_freq=10 \</text:p>
      <text:p text:style-name="P1"><text:s text:c="4"/>trainer.test_freq=10 \</text:p>
      <text:p text:style-name="P1"><text:s text:c="4"/>trainer.project_name=TinyZero \</text:p>
      <text:p text:style-name="P1"><text:s text:c="4"/>trainer.experiment_name=$EXPERIMENT_NAME \</text:p>
      <text:p text:style-name="P1"><text:s text:c="4"/>trainer.total_epochs=15 2&gt;&amp;1 | tee verl_demo.log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  <style:font-face style:name="Source Sans Pro" svg:font-family="'Source Sans Pro'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3:19:30.069252111</meta:creation-date>
    <dc:date>2025-02-24T00:36:34.196802836</dc:date>
    <meta:editing-duration>P3DT8H8M21S</meta:editing-duration>
    <meta:editing-cycles>36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128" meta:character-count="1853" meta:non-whitespace-character-count="1668"/>
  </office:meta>
</office:document-meta>
</file>